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808080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5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0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1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008cm" fo:padding-top="0.125cm" fo:padding-bottom="0.125cm" fo:padding-left="0.25cm" fo:padding-right="0.25cm"/>
    </style:style>
    <style:style style:name="gr1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46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18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6cm" draw:shadow-offset-x="0.203cm" draw:shadow-offset-y="0.203cm" draw:shadow-opacity="100%"/>
    </style:style>
    <style:style style:name="gr19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4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9pt" style:font-size-asian="9pt" style:font-size-complex="5.09999990463257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8.052cm" svg:x2="8.59cm" svg:y2="8.019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3" draw:layer="layout" svg:width="2.56cm" svg:height="0.761cm" svg:x="2.262cm" svg:y="2.3cm">
          <text:p text:style-name="P1"><text:span text:style-name="T2">NLSR</text:span></text:p>
        </draw:rect>
        <draw:rect draw:style-name="gr2" draw:text-style-name="P4" draw:layer="layout" svg:width="2.538cm" svg:height="1.264cm" svg:x="7.355cm" svg:y="2.3cm">
          <text:p text:style-name="P1"><text:span text:style-name="T3">REPO/</text:span></text:p>
          <text:p text:style-name="P1"><text:span text:style-name="T3">SYNC</text:span></text:p>
        </draw:rect>
        <draw:line draw:style-name="gr3" draw:text-style-name="P2" draw:layer="layout" svg:x1="8.724cm" svg:y1="8.343cm" svg:x2="13.743cm" svg:y2="8.3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4" draw:layer="layout" svg:width="2.538cm" svg:height="1.264cm" svg:x="12.451cm" svg:y="2.3cm">
          <text:p text:style-name="P1"><text:span text:style-name="T3">REPO/</text:span></text:p>
          <text:p text:style-name="P1"><text:span text:style-name="T3">SYNC</text:span></text:p>
        </draw:rect>
        <draw:line draw:style-name="gr4" draw:text-style-name="P1" draw:layer="layout" svg:x1="13.722cm" svg:y1="3.663cm" svg:x2="13.722cm" svg:y2="23.335cm">
          <text:p/>
        </draw:line>
        <draw:frame draw:style-name="gr5" draw:text-style-name="P5" draw:layer="layout" svg:width="5.76cm" svg:height="0.607cm" svg:x="12.538cm" svg:y="21.867cm">
          <draw:text-box>
            <text:p><text:span text:style-name="T4">Unstable sync tree; needs update</text:span></text:p>
          </draw:text-box>
        </draw:frame>
        <draw:line draw:style-name="gr4" draw:text-style-name="P1" draw:layer="layout" svg:x1="8.63cm" svg:y1="3.574cm" svg:x2="8.621cm" svg:y2="23.466cm">
          <text:p/>
        </draw:line>
        <draw:line draw:style-name="gr6" draw:text-style-name="P2" draw:layer="layout" svg:x1="3.535cm" svg:y1="8.71cm" svg:x2="8.59cm" svg:y2="8.663cm">
          <text:p text:style-name="P1"><text:span text:style-name="T1">1.a. Reply</text:span></text:p>
          <text:p text:style-name="P1"><text:span text:style-name="T5"/></text:p>
        </draw:line>
        <draw:line draw:style-name="gr1" draw:text-style-name="P2" draw:layer="layout" svg:x1="3.602cm" svg:y1="10.453cm" svg:x2="8.611cm" svg:y2="10.412cm">
          <text:p text:style-name="P1"><text:span text:style-name="T1">4. Build and Store Named LSAs</text:span></text:p>
          <text:p text:style-name="P1"><text:span text:style-name="T1"/></text:p>
        </draw:line>
        <draw:line draw:style-name="gr6" draw:text-style-name="P2" draw:layer="layout" svg:x1="3.555cm" svg:y1="10.923cm" svg:x2="8.56cm" svg:y2="10.904cm">
          <text:p text:style-name="P1"><text:span text:style-name="T1">4.a. Reply</text:span></text:p>
          <text:p text:style-name="P1"><text:span text:style-name="T5"/></text:p>
        </draw:line>
        <draw:line draw:style-name="gr4" draw:text-style-name="P1" draw:layer="layout" svg:x1="18.822cm" svg:y1="9.596cm" svg:x2="18.798cm" svg:y2="23.707cm">
          <text:p/>
        </draw:line>
        <draw:line draw:style-name="gr6" draw:text-style-name="P2" draw:layer="layout" svg:x1="13.686cm" svg:y1="15.696cm" svg:x2="18.84cm" svg:y2="15.694cm">
          <text:p text:style-name="P1"><text:span text:style-name="T1">6. Define <text:s/>Collection/Slice</text:span></text:p>
          <text:p text:style-name="P1"><text:span text:style-name="T1"/></text:p>
        </draw:line>
        <draw:line draw:style-name="gr7" draw:text-style-name="P2" draw:layer="layout" svg:x1="13.773cm" svg:y1="16.135cm" svg:x2="18.859cm" svg:y2="16.19cm">
          <text:p text:style-name="P1"><text:span text:style-name="T1">6.a. Reply</text:span></text:p>
          <text:p text:style-name="P1"><text:span text:style-name="T1"/></text:p>
        </draw:line>
        <draw:line draw:style-name="gr8" draw:text-style-name="P3" draw:layer="layout" svg:x1="8.607cm" svg:y1="21.077cm" svg:x2="13.568cm" svg:y2="21.12cm">
          <text:p text:style-name="P1"><text:span text:style-name="T1">11. Root Advise Interest</text:span></text:p>
          <text:p text:style-name="P1"><text:span text:style-name="T1"/></text:p>
        </draw:line>
        <draw:line draw:style-name="gr3" draw:text-style-name="P2" draw:layer="layout" svg:x1="8.646cm" svg:y1="21.567cm" svg:x2="13.699cm" svg:y2="21.589cm">
          <text:p text:style-name="P1"><text:span text:style-name="T1"/></text:p>
          <text:p text:style-name="P1"><text:span text:style-name="T1"/></text:p>
          <text:p text:style-name="P1"><text:span text:style-name="T1">11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9" draw:text-style-name="P3" draw:layer="layout" svg:width="7.704cm" svg:height="22.493cm" svg:x="2.218cm" svg:y="1.343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9" draw:text-style-name="P3" draw:layer="layout" svg:width="7.704cm" svg:height="22.532cm" svg:x="12.45cm" svg:y="1.363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4" draw:text-style-name="P1" draw:layer="layout" svg:x1="3.52cm" svg:y1="3.081cm" svg:x2="3.52cm" svg:y2="23.465cm">
          <text:p/>
        </draw:line>
        <draw:line draw:style-name="gr10" draw:text-style-name="P2" draw:layer="layout" svg:x1="8.577cm" svg:y1="23.004cm" svg:x2="13.626cm" svg:y2="23.033cm">
          <text:p text:style-name="P1"><text:span text:style-name="T1">12. Content Interest</text:span></text:p>
          <text:p text:style-name="P1"><text:span text:style-name="T1"/></text:p>
        </draw:line>
        <draw:line draw:style-name="gr7" draw:text-style-name="P2" draw:layer="layout" svg:x1="8.63cm" svg:y1="23.417cm" svg:x2="13.679cm" svg:y2="23.417cm">
          <text:p text:style-name="P1"><text:span text:style-name="T1">12.a. Reply</text:span></text:p>
          <text:p text:style-name="P1"><text:span text:style-name="T1"/></text:p>
        </draw:line>
        <draw:frame draw:style-name="gr5" draw:text-style-name="P5" draw:layer="layout" svg:width="2.645cm" svg:height="0.607cm" svg:x="6.515cm" svg:y="11.171cm">
          <draw:text-box>
            <text:p><text:span text:style-name="T4">Stable sync </text:span></text:p>
          </draw:text-box>
        </draw:frame>
        <draw:frame draw:style-name="gr11" draw:text-style-name="P6" draw:layer="layout" svg:width="5.994cm" svg:height="3.811cm" svg:x="2.213cm" svg:y="3.68cm">
          <draw:text-box>
            <text:p><text:span text:style-name="T7">- Reads configuration file</text:span></text:p>
            <text:p><text:span text:style-name="T7"><text:s text:c="4"/></text:span><text:span text:style-name="T7">- Build Adjacency list ( ADL)</text:span></text:p>
            <text:p><text:span text:style-name="T7"><text:s text:c="4"/></text:span><text:span text:style-name="T7">- Build Name Prefix List (NPL)</text:span></text:p>
            <text:p><text:span text:style-name="T7"><text:s text:c="4"/></text:span><text:span text:style-name="T7">- Initialize configuration variables</text:span></text:p>
            <text:p><text:span text:style-name="T7">- Connect to ccnd</text:span></text:p>
            <text:p><text:span text:style-name="T7">- Register router name prefix to ccnd</text:span></text:p>
            <text:p><text:span text:style-name="T7">- Add faces for all neighbors in ADL for two name prefix ( neighbor router name and topo prefix) </text:span></text:p>
            <text:p><text:span text:style-name="T7"><text:s/></text:span></text:p>
          </draw:text-box>
        </draw:frame>
        <draw:line draw:style-name="gr3" draw:text-style-name="P2" draw:layer="layout" svg:x1="3.496cm" svg:y1="13.761cm" svg:x2="18.852cm" svg:y2="13.808cm">
          <text:p text:style-name="P1"><text:span text:style-name="T1"/></text:p>
          <text:p text:style-name="P1"><text:span text:style-name="T1"/></text:p>
          <text:p text:style-name="P1"><text:span text:style-name="T1">4. Info Interest 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3.585cm" svg:y1="14.265cm" svg:x2="18.761cm" svg:y2="14.347cm">
          <text:p text:style-name="P1"><text:span text:style-name="T1">4.a. Reply</text:span></text:p>
          <text:p text:style-name="P1"><text:span text:style-name="T1"/></text:p>
        </draw:line>
        <draw:line draw:style-name="gr1" draw:text-style-name="P2" draw:layer="layout" svg:x1="3.503cm" svg:y1="14.953cm" svg:x2="8.604cm" svg:y2="14.958cm">
          <text:p text:style-name="P1"><text:span text:style-name="T1">5. Store Adjacency LSAs</text:span></text:p>
          <text:p text:style-name="P1"><text:span text:style-name="T1"/></text:p>
        </draw:line>
        <draw:line draw:style-name="gr6" draw:text-style-name="P2" draw:layer="layout" svg:x1="3.555cm" svg:y1="15.49cm" svg:x2="8.571cm" svg:y2="15.491cm">
          <text:p text:style-name="P1"><text:span text:style-name="T1">5.a. Reply</text:span></text:p>
          <text:p text:style-name="P1"><text:span text:style-name="T5"/></text:p>
        </draw:line>
        <draw:line draw:style-name="gr6" draw:text-style-name="P2" draw:layer="layout" svg:x1="13.706cm" svg:y1="20.113cm" svg:x2="18.763cm" svg:y2="20.146cm">
          <text:p text:style-name="P1"><text:span text:style-name="T1">10. Store Adjacency <text:s/>LSAs</text:span></text:p>
          <text:p text:style-name="P1"><text:span text:style-name="T1"/></text:p>
        </draw:line>
        <draw:line draw:style-name="gr7" draw:text-style-name="P2" draw:layer="layout" svg:x1="13.774cm" svg:y1="20.635cm" svg:x2="18.86cm" svg:y2="20.69cm">
          <text:p text:style-name="P1"><text:span text:style-name="T1">10.a. Reply</text:span></text:p>
          <text:p text:style-name="P1"><text:span text:style-name="T1"/></text:p>
        </draw:line>
        <draw:frame draw:style-name="gr5" draw:text-style-name="P5" draw:layer="layout" svg:width="2.645cm" svg:height="0.607cm" svg:x="6.216cm" svg:y="15.772cm">
          <draw:text-box>
            <text:p><text:span text:style-name="T4">Stable sync </text:span></text:p>
          </draw:text-box>
        </draw:frame>
        <draw:line draw:style-name="gr12" draw:text-style-name="P2" draw:layer="layout" svg:x1="3.496cm" svg:y1="18.861cm" svg:x2="18.852cm" svg:y2="18.908cm">
          <text:p text:style-name="P1"><text:span text:style-name="T1"/></text:p>
          <text:p text:style-name="P1"><text:span text:style-name="T1"/></text:p>
          <text:p text:style-name="P1"><text:span text:style-name="T1">9. Info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3" draw:text-style-name="P3" draw:layer="layout" svg:x1="3.585cm" svg:y1="19.365cm" svg:x2="18.761cm" svg:y2="19.447cm">
          <text:p text:style-name="P1"><text:span text:style-name="T1">9.a. Reply</text:span></text:p>
          <text:p text:style-name="P1"><text:span text:style-name="T1"/></text:p>
        </draw:line>
        <draw:rect draw:style-name="gr2" draw:text-style-name="P3" draw:layer="layout" svg:width="2.56cm" svg:height="0.761cm" svg:x="17.331cm" svg:y="8.807cm">
          <text:p text:style-name="P1"><text:span text:style-name="T2">NLSR</text:span></text:p>
        </draw:rect>
        <draw:line draw:style-name="gr6" draw:text-style-name="P2" draw:layer="layout" svg:x1="13.706cm" svg:y1="17.914cm" svg:x2="18.763cm" svg:y2="17.947cm">
          <text:p text:style-name="P1"><text:span text:style-name="T1">8. Build and Store Named LSAs</text:span></text:p>
          <text:p text:style-name="P1"><text:span text:style-name="T1"/></text:p>
        </draw:line>
        <draw:line draw:style-name="gr7" draw:text-style-name="P2" draw:layer="layout" svg:x1="13.774cm" svg:y1="18.436cm" svg:x2="18.86cm" svg:y2="18.491cm">
          <text:p text:style-name="P1"><text:span text:style-name="T1">8.a. Reply</text:span></text:p>
          <text:p text:style-name="P1"><text:span text:style-name="T1"/></text:p>
        </draw:line>
        <draw:frame draw:style-name="gr11" draw:text-style-name="P6" draw:layer="layout" svg:width="5.994cm" svg:height="3.811cm" svg:x="14.136cm" svg:y="9.724cm">
          <draw:text-box>
            <text:p><text:span text:style-name="T7">- Reads configuration file</text:span></text:p>
            <text:p><text:span text:style-name="T7"><text:s text:c="4"/></text:span><text:span text:style-name="T7">- Build Adjacency list ( ADL)</text:span></text:p>
            <text:p><text:span text:style-name="T7"><text:s text:c="4"/></text:span><text:span text:style-name="T7">- Build Name Prefix List (NPL)</text:span></text:p>
            <text:p><text:span text:style-name="T7"><text:s text:c="4"/></text:span><text:span text:style-name="T7">- Initialize configuration variables</text:span></text:p>
            <text:p><text:span text:style-name="T7">- Connect to ccnd</text:span></text:p>
            <text:p><text:span text:style-name="T7">- Register router name prefix to ccnd</text:span></text:p>
            <text:p text:style-name="P7"><text:span text:style-name="T8">- Add faces for all neighbors in ADL for </text:span><text:span text:style-name="T9">two name prefix ( neighbor router name and topo prefix)</text:span></text:p>
            <text:p><text:span text:style-name="T7"><text:s/></text:span></text:p>
          </draw:text-box>
        </draw:frame>
        <draw:line draw:style-name="gr3" draw:text-style-name="P2" draw:layer="layout" svg:x1="3.624cm" svg:y1="9.412cm" svg:x2="8.643cm" svg:y2="9.412cm">
          <text:p text:style-name="P1"><text:span text:style-name="T1"/></text:p>
          <text:p text:style-name="P1"><text:span text:style-name="T1"/></text:p>
          <text:p text:style-name="P1"><text:span text:style-name="T1">3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line draw:style-name="gr8" draw:text-style-name="P2" draw:layer="layout" svg:x1="13.775cm" svg:y1="16.84cm" svg:x2="18.794cm" svg:y2="16.87cm">
          <text:p text:style-name="P1"><text:span text:style-name="T1"/></text:p>
          <text:p text:style-name="P1"><text:span text:style-name="T1"/></text:p>
          <text:p text:style-name="P1"><text:span text:style-name="T1">7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frame draw:style-name="gr14" draw:text-style-name="P9" draw:layer="layout" svg:width="10.392cm" svg:height="0.896cm" svg:x="6.232cm" svg:y="24.221cm">
          <draw:text-box>
            <text:p text:style-name="P8"><text:span text:style-name="T10">All dotted lines show <text:s/>periodic messages</text:span></text:p>
          </draw:text-box>
        </draw:frame>
      </draw:page>
      <draw:page draw:name="page2" draw:style-name="dp1" draw:master-page-name="Default">
        <draw:rect draw:style-name="gr15" draw:text-style-name="P1" draw:layer="layout" svg:width="2.56cm" svg:height="1.284cm" svg:x="2.261cm" svg:y="3.499cm">
          <text:p text:style-name="P1">NLSR</text:p>
        </draw:rect>
        <draw:rect draw:style-name="gr15" draw:text-style-name="P4" draw:layer="layout" svg:width="2.538cm" svg:height="1.264cm" svg:x="7.354cm" svg:y="3.499cm">
          <text:p text:style-name="P1"><text:span text:style-name="T3">REPO/</text:span></text:p>
          <text:p text:style-name="P1"><text:span text:style-name="T3">SYNC</text:span></text:p>
        </draw:rect>
        <draw:rect draw:style-name="gr15" draw:text-style-name="P4" draw:layer="layout" svg:width="2.538cm" svg:height="1.264cm" svg:x="12.45cm" svg:y="3.499cm">
          <text:p text:style-name="P1"><text:span text:style-name="T3">REPO/</text:span></text:p>
          <text:p text:style-name="P1"><text:span text:style-name="T3">SYNC</text:span></text:p>
        </draw:rect>
        <draw:line draw:style-name="gr16" draw:text-style-name="P1" draw:layer="layout" svg:x1="13.721cm" svg:y1="4.762cm" svg:x2="13.721cm" svg:y2="19.61cm">
          <text:p/>
        </draw:line>
        <draw:line draw:style-name="gr16" draw:text-style-name="P1" draw:layer="layout" svg:x1="8.62cm" svg:y1="4.861cm" svg:x2="8.62cm" svg:y2="19.709cm">
          <text:p/>
        </draw:line>
        <draw:line draw:style-name="gr16" draw:text-style-name="P1" draw:layer="layout" svg:x1="18.792cm" svg:y1="4.823cm" svg:x2="18.8cm" svg:y2="19.61cm">
          <text:p/>
        </draw:line>
        <draw:rect draw:style-name="gr17" draw:text-style-name="P1" draw:layer="layout" svg:width="7.704cm" svg:height="17.781cm" svg:x="2.217cm" svg:y="2.295cm">
          <text:p text:style-name="P1"><text:span text:style-name="T11">Castor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7" draw:text-style-name="P1" draw:layer="layout" svg:width="7.704cm" svg:height="17.781cm" svg:x="12.449cm" svg:y="2.294cm">
          <text:p text:style-name="P1"><text:span text:style-name="T11">Pollux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16" draw:text-style-name="P1" draw:layer="layout" svg:x1="3.519cm" svg:y1="4.86cm" svg:x2="3.519cm" svg:y2="19.708cm">
          <text:p/>
        </draw:line>
        <draw:rect draw:style-name="gr15" draw:text-style-name="P1" draw:layer="layout" svg:width="2.56cm" svg:height="1.284cm" svg:x="17.474cm" svg:y="3.498cm">
          <text:p text:style-name="P1">NLSR</text:p>
        </draw:rect>
        <draw:frame draw:style-name="gr5" draw:text-style-name="P5" draw:layer="layout" svg:width="2.953cm" svg:height="0.607cm" svg:x="12.518cm" svg:y="10.661cm">
          <draw:text-box>
            <text:p><text:span text:style-name="T4">Stable sync tree</text:span></text:p>
          </draw:text-box>
        </draw:frame>
        <draw:line draw:style-name="gr3" draw:text-style-name="P2" draw:layer="layout" svg:x1="8.605cm" svg:y1="11.776cm" svg:x2="13.666cm" svg:y2="11.76cm">
          <text:p text:style-name="P1"><text:span text:style-name="T1"/></text:p>
          <text:p text:style-name="P1"><text:span text:style-name="T1"/></text:p>
          <text:p text:style-name="P1"><text:span text:style-name="T1">15. Root Advise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8.61cm" svg:y1="12.305cm" svg:x2="13.685cm" svg:y2="12.318cm">
          <text:p text:style-name="P1"><text:span text:style-name="T1">15.a. Root Advise Reply</text:span></text:p>
          <text:p text:style-name="P1"><text:span text:style-name="T1"/></text:p>
        </draw:line>
        <draw:line draw:style-name="gr7" draw:text-style-name="P2" draw:layer="layout" svg:x1="8.571cm" svg:y1="13.628cm" svg:x2="13.725cm" svg:y2="13.667cm">
          <text:p text:style-name="P1"><text:span text:style-name="T1"/></text:p>
          <text:p text:style-name="P1"><text:span text:style-name="T1"/></text:p>
          <text:p text:style-name="P1"><text:span text:style-name="T1">16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8.605cm" svg:y1="14.074cm" svg:x2="13.686cm" svg:y2="14.118cm">
          <text:p text:style-name="P1"><text:span text:style-name="T1">16.a. Reply</text:span></text:p>
          <text:p text:style-name="P1"><text:span text:style-name="T1"/></text:p>
        </draw:line>
        <draw:frame draw:style-name="gr18" draw:text-style-name="P5" draw:layer="layout" svg:width="5.76cm" svg:height="0.607cm" svg:x="5.438cm" svg:y="12.611cm">
          <draw:text-box>
            <text:p><text:span text:style-name="T4">Unstable sync tree; needs update</text:span></text:p>
          </draw:text-box>
        </draw:frame>
        <draw:frame draw:style-name="gr18" draw:text-style-name="P5" draw:layer="layout" svg:width="2.953cm" svg:height="0.607cm" svg:x="6.997cm" svg:y="19.354cm">
          <draw:text-box>
            <text:p><text:span text:style-name="T4">Stable sync tree</text:span></text:p>
          </draw:text-box>
        </draw:frame>
        <draw:frame draw:style-name="gr14" draw:text-style-name="P9" draw:layer="layout" svg:width="10.392cm" svg:height="0.896cm" svg:x="6.232cm" svg:y="20.121cm">
          <draw:text-box>
            <text:p text:style-name="P8"><text:span text:style-name="T10">All dotted lines show <text:s/>periodic messages</text:span></text:p>
          </draw:text-box>
        </draw:frame>
        <draw:line draw:style-name="gr7" draw:text-style-name="P2" draw:layer="layout" svg:x1="13.67cm" svg:y1="6.004cm" svg:x2="18.824cm" svg:y2="6.043cm">
          <text:p text:style-name="P1"><text:span text:style-name="T1"/></text:p>
          <text:p text:style-name="P1"><text:span text:style-name="T1"/></text:p>
          <text:p text:style-name="P1"><text:span text:style-name="T1">13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13.705cm" svg:y1="6.657cm" svg:x2="18.786cm" svg:y2="6.701cm">
          <text:p text:style-name="P1"><text:span text:style-name="T1">14. Request for Content</text:span></text:p>
          <text:p text:style-name="P1"><text:span text:style-name="T1"/></text:p>
        </draw:line>
        <draw:line draw:style-name="gr7" draw:text-style-name="P2" draw:layer="layout" svg:x1="13.669cm" svg:y1="7.174cm" svg:x2="18.823cm" svg:y2="7.213cm">
          <text:p text:style-name="P1"><text:span text:style-name="T1"/></text:p>
          <text:p text:style-name="P1"><text:span text:style-name="T1"/></text:p>
          <text:p text:style-name="P1"><text:span text:style-name="T1">14 a. Content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19" draw:text-style-name="P6" draw:layer="layout" svg:width="5.994cm" svg:height="3.099cm" svg:x="14.112cm" svg:y="7.38cm">
          <draw:text-box>
            <text:p><text:span text:style-name="T7">14.b </text:span></text:p>
            <text:p><text:span text:style-name="T7">i) install LSA into lsdb</text:span></text:p>
            <text:p><text:span text:style-name="T7">ii) if LSA is name LSA then update name prefix table (NPT) and FIB</text:span></text:p>
            <text:p><text:span text:style-name="T7">ii) If LSA is Adj LSA and there is change in LSDB then calculate routing table, update <text:s/>NPT and FIB</text:span></text:p>
            <text:p><text:span text:style-name="T7"><text:s/></text:span></text:p>
          </draw:text-box>
        </draw:frame>
        <draw:line draw:style-name="gr10" draw:text-style-name="P3" draw:layer="layout" svg:x1="3.505cm" svg:y1="14.757cm" svg:x2="8.586cm" svg:y2="14.801cm">
          <text:p text:style-name="P1"><text:span text:style-name="T1"/></text:p>
          <text:p text:style-name="P1"><text:span text:style-name="T1"/></text:p>
          <text:p text:style-name="P1"><text:span text:style-name="T1">17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7" draw:text-style-name="P2" draw:layer="layout" svg:x1="3.47cm" svg:y1="15.304cm" svg:x2="8.624cm" svg:y2="15.343cm">
          <text:p text:style-name="P1"><text:span text:style-name="T1">18. Request for Content</text:span></text:p>
          <text:p text:style-name="P1"><text:span text:style-name="T1"/></text:p>
        </draw:line>
        <draw:line draw:style-name="gr10" draw:text-style-name="P3" draw:layer="layout" svg:x1="3.505cm" svg:y1="15.757cm" svg:x2="8.586cm" svg:y2="15.801cm">
          <text:p text:style-name="P1"><text:span text:style-name="T1">18.a. Content Reply</text:span></text:p>
          <text:p text:style-name="P1"><text:span text:style-name="T1"/></text:p>
        </draw:line>
        <draw:frame draw:style-name="gr19" draw:text-style-name="P6" draw:layer="layout" svg:width="5.994cm" svg:height="3.099cm" svg:x="2.211cm" svg:y="16.08cm">
          <draw:text-box>
            <text:p><text:span text:style-name="T7">18.b </text:span></text:p>
            <text:p><text:span text:style-name="T7">i) install LSA into lsdb</text:span></text:p>
            <text:p><text:span text:style-name="T7">ii) if LSA is name LSA then update name prefix table (NPT) and FIB</text:span></text:p>
            <text:p><text:span text:style-name="T7">ii) If LSA is Adj LSA and there is change in LSDB then calculate routing table, update <text:s/>NPT and FIB</text:span></text:p>
            <text:p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0:04:44.47</meta:creation-date>
    <dc:date>2013-01-16T08:06:58</dc:date>
    <meta:editing-duration>P1DT4H42M15S</meta:editing-duration>
    <meta:editing-cycles>21</meta:editing-cycles>
    <meta:generator>OpenOffice.org/3.4$Unix OpenOffice.org_project/340m1$Build-9590</meta:generator>
    <dc:creator>A K M Mahmudul Hoque</dc:creator>
    <meta:document-statistic meta:object-count="65"/>
  </office:meta>
</office:document-meta>
</file>